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596b6" officeooo:paragraph-rsid="001596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RM</text:p>
      <text:p text:style-name="Standard"/>
      <text:p text:style-name="Standard">electronic Gadgets</text:p>
      <text:p text:style-name="Standard"/>
      <text:p text:style-name="Standard">ARM</text:p>
      <text:p text:style-name="Standard"/>
      <text:p text:style-name="Standard">Before ARM introduce we have CICS</text:p>
      <text:p text:style-name="Standard"/>
      <text:p text:style-name="Standard">Cles ARM</text:p>
      <text:p text:style-name="Standard"/>
      <text:p text:style-name="Standard">load and store These &amp; instructions only work in memory other instructions all work in Registers.</text:p>
      <text:p text:style-name="Standard"/>
      <text:p text:style-name="Standard">Soume file</text:p>
      <text:p text:style-name="Standard"/>
      <text:p text:style-name="Standard">• C</text:p>
      <text:p text:style-name="Standard"/>
      <text:p text:style-name="Standard">.i</text:p>
      <text:p text:style-name="Standard"/>
      <text:p text:style-name="Standard">•S assembly</text:p>
      <text:p text:style-name="Standard"/>
      <text:p text:style-name="Standard">elf</text:p>
      <text:p text:style-name="Standard"/>
      <text:p text:style-name="Standard">=&gt; For one set architecture neraiya microarchitecture inukum.</text:p>
      <text:p text:style-name="Standard"/>
      <text:p text:style-name="Standard">Arm is not a chip manufacturing company" design</text:p>
      <text:p text:style-name="Standard"/>
      <text:p text:style-name="Standard"/>
      <text:p text:style-name="Standard"/>
      <text:p text:style-name="Standard">Family can have multiple architecture for that can have multiple procusor</text:p>
      <text:p text:style-name="Standard">-----------------------------------------------------------------------------------------------------------------</text:p>
      <text:p text:style-name="Standard"/>
      <text:p text:style-name="Standard">[10:13 pm, 28/02/2024] Boobathi MCA: ARM architecture specifier</text:p>
      <text:p text:style-name="Standard"/>
      <text:p text:style-name="Standard">at con how</text:p>
      <text:p text:style-name="Standard"/>
      <text:p text:style-name="Standard">Multiple procellor</text:p>
      <text:p text:style-name="Standard"/>
      <text:p text:style-name="Standard">Instruction set</text:p>
      <text:p text:style-name="Standard"/>
      <text:p text:style-name="Standard"/>
      <text:p text:style-name="Standard">Register set</text:p>
      <text:p text:style-name="Standard"/>
      <text:p text:style-name="Standard">interrupt</text:p>
      <text:p text:style-name="Standard"/>
      <text:p text:style-name="Standard"/>
      <text:p text:style-name="Standard"/>
      <text:p text:style-name="Standard">Exception model</text:p>
      <text:p text:style-name="Standard"/>
      <text:p text:style-name="Standard"/>
      <text:p text:style-name="Standard"/>
      <text:p text:style-name="Standard"><text:soft-page-break/>Memory model</text:p>
      <text:p text:style-name="Standard"/>
      <text:p text:style-name="Standard"/>
      <text:p text:style-name="Standard"/>
      <text:p text:style-name="Standard">Debug, Trace and profilines</text:p>
      <text:p text:style-name="Standard"/>
      <text:p text:style-name="Standard">fioud point</text:p>
      <text:p text:style-name="Standard"/>
      <text:p text:style-name="Standard">RISC- Reduced instruction set computer</text:p>
      <text:p text:style-name="Standard"/>
      <text:p text:style-name="Standard"/>
      <text:p text:style-name="Standard"/>
      <text:p text:style-name="Standard">simple instructions</text:p>
      <text:p text:style-name="Standard"/>
      <text:p text:style-name="Standard"/>
      <text:p text:style-name="Standard"/>
      <text:p text:style-name="Standard">simple Addressing modes</text:p>
      <text:p text:style-name="Standard"/>
      <text:p text:style-name="Standard"/>
      <text:p text:style-name="Standard">Load store Architecture</text:p>
      <text:p text:style-name="Standard"/>
      <text:p text:style-name="Standard"/>
      <text:p text:style-name="Standard">Big Endian and little Endian</text:p>
      <text:p text:style-name="Standard"/>
      <text:p text:style-name="Standard">Mioro architecture</text:p>
      <text:p text:style-name="Standard"/>
      <text:p text:style-name="Standard">build and design of a processor</text:p>
      <text:p text:style-name="Standard"/>
      <text:p text:style-name="Standard">Number and sizes of cache</text:p>
      <text:p text:style-name="Standard"/>
      <text:p text:style-name="Standard">cycle court for individual instructions</text:p>
      <text:p text:style-name="Standard"/>
      <text:p text:style-name="Standard">which optional feature are implemented</text:p>
      <text:p text:style-name="Standard">[10:14 pm, 28/02/2024] Boobathi MCA: Notes GitHub update pannikonga</text:p>
      <text:p text:style-name="Standard">[10:14 pm, 28/02/2024] Boobathi MCA: ARM Dowmentation</text:p>
      <text:p text:style-name="Standard"/>
      <text:p text:style-name="Standard">- ARM [architecture reference manual]</text:p>
      <text:p text:style-name="Standard"/>
      <text:p text:style-name="Standard">- TRM [ Technical reference manual]</text:p>
      <text:p text:style-name="Standard"/>
      <text:p text:style-name="Standard">-</text:p>
      <text:p text:style-name="Standard"/>
      <text:p text:style-name="Standard">CIM [Configuration and integration manual] Soc datashee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96b6" officeooo:paragraph-rsid="001596b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28-02-24 Embedded Application Developmen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8T22:34:32.029511914</meta:creation-date>
    <dc:date>2024-02-28T22:38:15.901585175</dc:date>
    <meta:editing-duration>PT3M44S</meta:editing-duration>
    <meta:editing-cycles>1</meta:editing-cycles>
    <meta:document-statistic meta:table-count="0" meta:image-count="0" meta:object-count="0" meta:page-count="2" meta:paragraph-count="42" meta:word-count="172" meta:character-count="1250" meta:non-whitespace-character-count="1120"/>
    <meta:generator>LibreOffice/6.4.7.2$Linux_X86_64 LibreOffice_project/40$Build-2</meta:generator>
  </office:meta>
</office:document-meta>
</file>